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ersonal Introduction</text:p>
      <text:p text:style-name="Normal">Explain me something about your Current Project?</text:p>
      <text:p text:style-name="Normal">Did you developed any modules in your current project?</text:p>
      <text:p text:style-name="Normal">Any issues you come across in your current project and you overcome those issues?</text:p>
      <text:p text:style-name="Normal">Which method you follow in<text:s/>your Current Project - Agile or Waterfall?</text:p>
      <text:p text:style-name="Normal">Did you work on Windows or Web Application?</text:p>
      <text:p text:style-name="Normal">Explain me about OOPS Concept?</text:p>
      <text:p text:style-name="Normal">What is Abstraction?</text:p>
      <text:p text:style-name="Normal">What is Encapsulation?<text:s/></text:p>
      <text:p text:style-name="Normal">What is Polymorphisum?</text:p>
      <text:p text:style-name="Normal">What is Inheritance?</text:p>
      <text:p text:style-name="Normal">Difference between Boxing and Unboxing?</text:p>
      <text:p text:style-name="Normal">Difference between Parameter and Reference Parameter?</text:p>
      <text:p text:style-name="Normal">Explain me the types of NULL Variables?</text:p>
      <text:p text:style-name="Normal">How will you Bind a Class?</text:p>
      <text:p text:style-name="Normal">What is a Constructor?</text:p>
      <text:p text:style-name="Normal">What is Interface?</text:p>
      <text:p text:style-name="Normal">Why we use Interface?</text:p>
      <text:p text:style-name="Normal">Explaim me about State Management Techniques?</text:p>
      <text:p text:style-name="Normal">What is difference between<text:s/>View State and Hidden Field?</text:p>
      <text:p text:style-name="Normal">Can we transfer data from one page to anoter state by using view state or hidden state?</text:p>
      <text:p text:style-name="Normal">Explain me something about Cache?</text:p>
      <text:p text:style-name="Normal">Why we use Cookies?</text:p>
      <text:p text:style-name="Normal">What is Vew State?</text:p>
      <text:p text:style-name="Normal">What is a Constructor?</text:p>
      <text:p text:style-name="Normal">What are different types of Constructors?</text:p>
      <text:p text:style-name="Normal">In which scenario we use constructors?</text:p>
      <text:p text:style-name="Normal">What is Event Handler?</text:p>
      <text:p text:style-name="Normal">What is a Constraint?</text:p>
      <text:soft-page-break/>
      <text:p text:style-name="Normal">What is Check Constraint? How it works with an Example?</text:p>
      <text:p text:style-name="Normal">Explain me something about Temporary Tables?</text:p>
      <text:p text:style-name="Normal">How many types of Sub Queries we have?</text:p>
      <text:p text:style-name="Normal">What is Collation?</text:p>
      <text:p text:style-name="Normal">Why we use Is<text:s/>Null?</text:p>
      <text:p text:style-name="Normal">What is Rest API?</text:p>
      <text:p text:style-name="Normal">What are HTTP Methods supported by Rest?</text:p>
      <text:p text:style-name="Normal">What is Patch?</text:p>
      <text:p text:style-name="Normal">What is difference between Patch and Put?</text:p>
      <text:p text:style-name="Normal">Can we create a resource using GIT?</text:p>
      <text:p text:style-name="Normal">Which method we have to use to create a Resource?</text:p>
      <text:p text:style-name="Normal">Difference between Ajax and Rest?</text:p>
      <text:p text:style-name="Normal">Difference between API and Web Services?</text:p>
      <text:p text:style-name="Normal">Which Language Rest API supports?</text:p>
      <text:p text:style-name="Normal">What do you know about MVC?</text:p>
      <text:p text:style-name="Normal">Can you explain State Management Techniques?</text:p>
      <text:p text:style-name="Normal">What is Cache?</text:p>
      <text:p text:style-name="Normal">What is Static Interface?</text:p>
      <text:p text:style-name="Normal">Difference between Session Object and Application Object?</text:p>
      <text:p text:style-name="Normal">Server Side State<text:s/>Management Technicques we have?</text:p>
      <text:p text:style-name="Normal">What is Hash Table?</text:p>
      <text:p text:style-name="Normal">What is Array List?</text:p>
      <text:p text:style-name="Normal">Difference between Value Type and Reference Type?</text:p>
      <text:p text:style-name="Normal">Examples of Value Type and Reference Type?</text:p>
      <text:p text:style-name="Normal">What is HTTP Handler?</text:p>
      <text:p text:style-name="Normal">What is HTTP Context?</text:p>
      <text:p text:style-name="Normal">Which language API communicate?</text:p>
      <text:p text:style-name="Normal">What is Rest API?</text:p>
      <text:p text:style-name="Normal">Architectural style of Web API?</text:p>
      <text:soft-page-break/>
      <text:p text:style-name="Normal">What are HTTP Methods supported by Rest API?</text:p>
      <text:p text:style-name="Normal">What do you mean by Post and Get?</text:p>
      <text:p text:style-name="Normal">For HTTP Get, will have any Body?</text:p>
      <text:p text:style-name="Normal">What is recursive Stored Procedure?</text:p>
      <text:p text:style-name="Normal">What is Collation?</text:p>
      <text:p text:style-name="Normal">Difference between Union and Union All and how they work?</text:p>
      <text:p text:style-name="Normal">What is Identity Column?</text:p>
      <text:p text:style-name="Normal">I have a table and id is identity column with 10 rows and increment value is 1 then what will be tha value of 11th<text:s/></text:p>
      <text:p text:style-name="Normal">What is a difference between Interface and Abstract Class?</text:p>
      <text:p text:style-name="Normal">What do you know about i list?</text:p>
      <text:p text:style-name="Normal">Explain about Variable</text:p>
      <text:p text:style-name="Normal">What is a Parallel Loop?</text:p>
      <text:p text:style-name="Normal">Explain about HTTP Context?</text:p>
      <text:p text:style-name="Normal">Difference between Finalise and Dispose?</text:p>
      <text:p text:style-name="Normal">Explain about using?</text:p>
      <text:p text:style-name="Normal">What is a Cache?</text:p>
      <text:p text:style-name="Normal">What are Cookies?</text:p>
      <text:p text:style-name="Normal">Different types of Action Filters?</text:p>
      <text:p text:style-name="Normal">Difference between Seek and Keep?</text:p>
      <text:p text:style-name="Normal">What is Concurrent Bag?</text:p>
      <text:p text:style-name="Normal">Explain about Exception Filter?</text:p>
      <text:p text:style-name="Normal">Explain about Globalisation?</text:p>
      <text:p text:style-name="Normal">What is Event Handler?</text:p>
      <text:p text:style-name="Normal">Explain about ASP.Net - Web API?</text:p>
      <text:p text:style-name="Normal">What is the use of HTTP Response Message?</text:p>
      <text:p text:style-name="Normal">What is Linq - First and First off default?</text:p>
      <text:p text:style-name="Normal">What are Contains in Linq?</text:p>
      <text:p text:style-name="Normal">What is i query variable?</text:p>
      <text:soft-page-break/>
      <text:p text:style-name="Normal">Difference between Singular and Singular default?</text:p>
      <text:p text:style-name="Normal">What are different types of Constraints in SQL?</text:p>
      <text:p text:style-name="Normal">What is IS NULL?</text:p>
      <text:p text:style-name="Normal">Explain about Temp Table?</text:p>
      <text:p text:style-name="Normal">Difference between Variable and temp variable?</text:p>
      <text:p text:style-name="Normal">What is a View?</text:p>
      <text:p text:style-name="Normal">What are filters in MVC?</text:p>
      <text:p text:style-name="Normal">How can we pass data<text:s/>from Control to view?</text:p>
      <text:p text:style-name="Normal">Can we maintain state in MVC?</text:p>
      <text:p text:style-name="Normal">What is Routing in MVC?</text:p>
      <text:p text:style-name="Normal">Different types of Action Filters?</text:p>
      <text:p text:style-name="Normal">What is Authorization Filter?</text:p>
      <text:p text:style-name="Normal">What is Ajax Call?</text:p>
      <text:p text:style-name="Normal">Different types of Ajax Parameters?</text:p>
      <text:p text:style-name="Normal">What is Asynchronous?</text:p>
      <text:p text:style-name="Normal">What is a Web Service?</text:p>
      <text:p text:style-name="Normal">Explain me about Restful Service?</text:p>
      <text:p text:style-name="Normal">What is a Test Method or Test Service? How can we check whether a test service is working or not?</text:p>
      <text:p text:style-name="Normal">What is a SOAP?</text:p>
      <text:p text:style-name="Normal">Difference between Finalise and Dispose?</text:p>
      <text:p text:style-name="Normal">Difference between Cluster Index and Non-Cluster Index?</text:p>
      <text:p text:style-name="Normal">What is Binary Tree?</text:p>
      <text:p text:style-name="Normal">Difference between Is NULL and Call IS?</text:p>
      <text:p text:style-name="Normal">Difference between Temp Variable and Table Variable?</text:p>
      <text:p text:style-name="Normal">What is a View?</text:p>
      <text:p text:style-name="Normal">Difference between Inner Join and Left Join?</text:p>
      <text:p text:style-name="Normal">What is Web API?</text:p>
      <text:p text:style-name="Normal">What is HTTP Response?</text:p>
      <text:p text:style-name="Normal">What are different protocols Web API Support?</text:p>
      <text:soft-page-break/>
      <text:p text:style-name="Normal">Difference between Temp Variable and Table Variable?</text:p>
      <text:p text:style-name="Normal">What are different types of Passing Parameters?</text:p>
      <text:p text:style-name="Normal">What are different types of Collections?</text:p>
      <text:p text:style-name="Normal">What is I Innumerable?</text:p>
      <text:p text:style-name="Normal">What is Inumerable Name Space?</text:p>
      <text:p text:style-name="Normal">Difference between List and I List?</text:p>
      <text:p text:style-name="Normal">What is Authorization?</text:p>
      <text:p text:style-name="Normal">Difference between Custom Controller and User Controller?</text:p>
      <text:p text:style-name="Normal">What is File Extension of User Controller?</text:p>
      <text:p text:style-name="Normal">What is Catching?</text:p>
      <text:p text:style-name="Normal">What is the difference between DLL and EXE?</text:p>
      <text:p text:style-name="Normal">What is an Indexer?</text:p>
      <text:p text:style-name="Normal">What are different types of Cookies?</text:p>
      <text:p text:style-name="Normal">What is an Exception Filter?</text:p>
      <text:p text:style-name="Normal">What are different types<text:s/>of Constraints?</text:p>
      <text:p text:style-name="Normal">What is a Temp Table?</text:p>
      <text:p text:style-name="Normal">What is IS Null?</text:p>
      <text:p text:style-name="Normal">Explain me something about ReactJS Life Cycle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yelle, Rahul (Capita Software)</meta:initial-creator>
    <dc:creator>Byelle, Rahul (Capita Software)</dc:creator>
    <meta:creation-date>2021-03-20T16:56:00Z</meta:creation-date>
    <dc:date>2021-03-20T17:32:00Z</dc:date>
    <meta:template xlink:href="Normal" xlink:type="simple"/>
    <meta:editing-cycles>4</meta:editing-cycles>
    <meta:editing-duration>PT300S</meta:editing-duration>
    <meta:document-statistic meta:page-count="5" meta:paragraph-count="9" meta:word-count="695" meta:character-count="4649" meta:row-count="33" meta:non-whitespace-character-count="3963"/>
  </office:meta>
</office:document-meta>
</file>